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444444" style:font-name="monospace" fo:font-size="10.5pt" fo:letter-spacing="normal" fo:font-style="normal" fo:font-weight="normal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Courier New"/>
    </style:style>
    <style:style style:name="T8" style:family="text">
      <style:text-properties fo:color="#0000c0"/>
    </style:style>
    <style:style style:name="T9" style:family="text">
      <style:text-properties fo:color="#557f5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color="#00ae00"/>
    </style:style>
    <style:style style:name="T12" style:family="text">
      <style:text-properties fo:color="#00ae00" fo:font-weight="bold" style:font-weight-asian="bold" style:font-weight-complex="bold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896612"/>
    </style:style>
    <style:style style:name="T17" style:family="text">
      <style:text-properties fo:color="#808080"/>
    </style:style>
    <style:style style:name="T18" style:family="text">
      <style:text-properties fo:color="#008282"/>
    </style:style>
    <style:style style:name="T19" style:family="text">
      <style:text-properties fo:color="#2a00ff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ff0000" style:font-name="Courier New" style:font-name-asian="Courier New" style:font-name-complex="Courier New"/>
    </style:style>
    <style:style style:name="T22" style:family="text">
      <style:text-properties style:font-name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fo:font-variant="normal" fo:text-transform="none" fo:color="#ff0000" style:font-name="courier new" fo:font-size="9.75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ff0000" style:font-name="courier new" fo:font-size="9.75pt" fo:letter-spacing="normal" fo:font-style="normal" fo:font-weight="bold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fo:color="#ff0000" style:font-name="monospace" fo:font-size="10.5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444444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rz dodawania komentarzy</text:p>
      <text:p text:style-name="P1"/>
      <text:p text:style-name="P2">1. Generowanie form dla Comment</text:p>
      <text:p text:style-name="P2"/>
      <text:p text:style-name="P2"><text:tab/><text:span text:style-name="T2">$ php app/console generate:doctrine:form BloggerBlogBundle:Comment</text:span></text:p>
      <text:p text:style-name="Standard"/>
      <text:p text:style-name="P3">2. Po wykonaniu polecenia powstaje klasa formularza:</text:p>
      <text:p text:style-name="P3"/>
      <text:p text:style-name="P3">\\symblog\src\Blogger\BlogBundle\Form\CommentType.php </text:p>
      <text:p text:style-name="P3"/>
      <text:p text:style-name="P4">&lt;?php</text:p>
      <text:p text:style-name="P6"/>
      <text:p text:style-name="P9">namespace <text:span text:style-name="T3">Blogger</text:span>\BlogBundle\Form;</text:p>
      <text:p text:style-name="P6"/>
      <text:p text:style-name="P6"><text:span text:style-name="T4">use </text:span><text:span text:style-name="T6">Symfony</text:span><text:span text:style-name="T5">\Component\Form\AbstractType;</text:span></text:p>
      <text:p text:style-name="P6"><text:span text:style-name="T4">use </text:span><text:span text:style-name="T6">Symfony</text:span><text:span text:style-name="T5">\Component\Form\FormBuilderInterface;</text:span></text:p>
      <text:p text:style-name="P6"><text:span text:style-name="T4">use </text:span><text:span text:style-name="T6">Symfony</text:span><text:span text:style-name="T5">\Component\OptionsResolver\OptionsResolverInterface;</text:span></text:p>
      <text:p text:style-name="P6"/>
      <text:p text:style-name="P6"><text:span text:style-name="T4">class </text:span><text:span text:style-name="T5">CommentType </text:span><text:span text:style-name="T4">extends </text:span><text:span text:style-name="T5">AbstractType</text:span></text:p>
      <text:p text:style-name="P9">{</text:p>
      <text:p text:style-name="P6"><text:span text:style-name="T5"><text:s text:c="4"/></text:span><text:span text:style-name="T4">public function </text:span><text:span text:style-name="T5">buildForm(FormBuilderInterface $builder, </text:span><text:span text:style-name="T4">array </text:span><text:span text:style-name="T5">$options)</text:span></text:p>
      <text:p text:style-name="P9"><text:s text:c="4"/>{</text:p>
      <text:p text:style-name="P9"><text:s text:c="8"/>$builder</text:p>
      <text:p text:style-name="P6"><text:span text:style-name="T5"><text:s text:c="12"/>-&gt;add(</text:span><text:span text:style-name="T8">'user'</text:span><text:span text:style-name="T5">)</text:span></text:p>
      <text:p text:style-name="P6"><text:span text:style-name="T5"><text:s text:c="12"/>-&gt;add(</text:span><text:span text:style-name="T8">'comment'</text:span><text:span text:style-name="T5">)</text:span></text:p>
      <text:p text:style-name="P6"><text:span text:style-name="T5"><text:s text:c="12"/>-&gt;add(</text:span><text:span text:style-name="T8">'approved'</text:span><text:span text:style-name="T5">)</text:span></text:p>
      <text:p text:style-name="P6"><text:span text:style-name="T5"><text:s text:c="12"/>-&gt;add(</text:span><text:span text:style-name="T8">'created'</text:span><text:span text:style-name="T5">)</text:span></text:p>
      <text:p text:style-name="P6"><text:span text:style-name="T5"><text:s text:c="12"/>-&gt;add(</text:span><text:span text:style-name="T8">'updated'</text:span><text:span text:style-name="T5">)</text:span></text:p>
      <text:p text:style-name="P6"><text:span text:style-name="T5"><text:s text:c="12"/>-&gt;add(</text:span><text:span text:style-name="T8">'blog'</text:span><text:span text:style-name="T5">)</text:span></text:p>
      <text:p text:style-name="P9"><text:s text:c="8"/>;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setDefaultOptions(OptionsResolverInterface $resolver)</text:span></text:p>
      <text:p text:style-name="P9"><text:s text:c="4"/>{</text:p>
      <text:p text:style-name="P6"><text:span text:style-name="T5"><text:s text:c="8"/>$resolver-&gt;setDefaults(</text:span><text:span text:style-name="T4">array</text:span><text:span text:style-name="T5">(</text:span></text:p>
      <text:p text:style-name="P6"><text:span text:style-name="T5"><text:s text:c="12"/></text:span><text:span text:style-name="T8">'data_class' </text:span><text:span text:style-name="T5">=&gt; </text:span><text:span text:style-name="T8">'Blogger\BlogBundle\Entity\Comment'</text:span></text:p>
      <text:p text:style-name="P6"><text:span text:style-name="T8"><text:s text:c="8"/></text:span><text:span text:style-name="T5">));</text:span>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getName()</text:span></text:p>
      <text:p text:style-name="P9"><text:s text:c="4"/>{</text:p>
      <text:p text:style-name="P6"><text:span text:style-name="T5"><text:s text:c="8"/></text:span><text:span text:style-name="T4">return </text:span><text:span text:style-name="T8">'blogger_blogbundle_commenttype'</text:span><text:span text:style-name="T5">;</text:span></text:p>
      <text:p text:style-name="P9"><text:s text:c="4"/>}</text:p>
      <text:p text:style-name="P9">}</text:p>
      <text:p text:style-name="P3"/>
      <text:p text:style-name="P3">3. Dodajemy nowy routing:</text:p>
      <text:p text:style-name="P3"/>
      <text:p text:style-name="P3">src\Blogger\BlogBundle\Resources\config\routing.yml</text:p>
      <text:p text:style-name="P3"/>
      <text:p text:style-name="P5">blogger_blog_comment_create:</text:p>
      <text:p text:style-name="P11"><text:s text:c="4"/>pattern: <text:s/>/comment/{blog_id}</text:p>
      <text:p text:style-name="P11"><text:s text:c="4"/>defaults: { _controller: BloggerBlogBundle:Comment:create }</text:p>
      <text:p text:style-name="P11"><text:s text:c="4"/>requirements:</text:p>
      <text:p text:style-name="P11"><text:s text:c="8"/>_method: <text:s/>POST</text:p>
      <text:p text:style-name="P11"><text:s text:c="8"/>blog_id: \d+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4. Dodajemy nowy kontroler:</text:p>
      <text:p text:style-name="P11"/>
      <text:p text:style-name="P7">&lt;?php</text:p>
      <text:p text:style-name="P12">// src/Blogger/BlogBundle/Controller/CommentController.php</text:p>
      <text:p text:style-name="P6"/>
      <text:p text:style-name="P9">namespace Blogger\BlogBundle\Controller;</text:p>
      <text:p text:style-name="P6"/>
      <text:p text:style-name="P6"><text:span text:style-name="T4">use </text:span><text:span text:style-name="T5">Symfony\Bundle\FrameworkBundle\Controller\Controller;</text:span></text:p>
      <text:p text:style-name="P6"><text:span text:style-name="T4">use </text:span><text:span text:style-name="T5">Blogger\BlogBundle\Entity\Comment;</text:span></text:p>
      <text:p text:style-name="P6"><text:span text:style-name="T4">use </text:span><text:span text:style-name="T5">Blogger\BlogBundle\Form\CommentType;</text:span></text:p>
      <text:p text:style-name="P6"/>
      <text:p text:style-name="P13">/**</text:p>
      <text:p text:style-name="P13"><text:s/>* Comment controller.</text:p>
      <text:p text:style-name="P13"><text:s/>*/</text:p>
      <text:p text:style-name="P6"><text:span text:style-name="T4">class </text:span><text:span text:style-name="T5">CommentController </text:span><text:span text:style-name="T4">extends </text:span><text:span text:style-name="T5">Controller</text:span></text:p>
      <text:p text:style-name="P9">{</text:p>
      <text:p text:style-name="P6"><text:span text:style-name="T5"><text:s text:c="4"/></text:span><text:span text:style-name="T4">public function </text:span><text:span text:style-name="T5">newAction($blog_id)</text:span></text:p>
      <text:p text:style-name="P9"><text:s text:c="4"/>{</text:p>
      <text:p text:style-name="P9"><text:s text:c="8"/>$blog = $this-&gt;getBlog($blog_id);</text:p>
      <text:p text:style-name="P6"/>
      <text:p text:style-name="P6"><text:span text:style-name="T5"><text:s text:c="8"/>$comment = </text:span><text:span text:style-name="T4">new </text:span><text:span text:style-name="T5">Comment();</text:span></text:p>
      <text:p text:style-name="P9"><text:s text:c="8"/>$comment-&gt;setBlog($blog);</text:p>
      <text:p text:style-name="P6"><text:span text:style-name="T5"><text:s text:c="8"/>$form <text:s text:c="2"/>= $this-&gt;createForm(</text:span><text:span text:style-name="T4">new </text:span><text:span text:style-name="T5">CommentType(), $comment);</text:span></text:p>
      <text:p text:style-name="P6"/>
      <text:p text:style-name="P6"><text:span text:style-name="T5"><text:s text:c="8"/></text:span><text:span text:style-name="T4">return </text:span><text:span text:style-name="T5">$this-&gt;render(</text:span><text:span text:style-name="T8">'BloggerBlogBundle:Comment:form.html.twig'</text:span><text:span text:style-name="T5">, </text:span><text:span text:style-name="T4">array</text:span><text:span text:style-name="T5">(</text:span></text:p>
      <text:p text:style-name="P6"><text:span text:style-name="T5"><text:s text:c="12"/></text:span><text:span text:style-name="T8">'comment' </text:span><text:span text:style-name="T5">=&gt; $comment,</text:span></text:p>
      <text:p text:style-name="P6"><text:span text:style-name="T5"><text:s text:c="12"/></text:span><text:span text:style-name="T8">'form' <text:s text:c="2"/></text:span><text:span text:style-name="T5">=&gt; $form-&gt;createView()</text:span></text:p>
      <text:p text:style-name="P9"><text:s text:c="8"/>));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createAction($blog_id)</text:span></text:p>
      <text:p text:style-name="P9"><text:s text:c="4"/>{</text:p>
      <text:p text:style-name="P9"><text:s text:c="8"/>$blog = $this-&gt;getBlog($blog_id);</text:p>
      <text:p text:style-name="P6"/>
      <text:p text:style-name="P6"><text:span text:style-name="T5"><text:s text:c="8"/>$comment <text:s/>= </text:span><text:span text:style-name="T4">new </text:span><text:span text:style-name="T5">Comment();</text:span></text:p>
      <text:p text:style-name="P9"><text:s text:c="8"/>$comment-&gt;setBlog($blog);</text:p>
      <text:p text:style-name="P9"><text:s text:c="8"/>$request = $this-&gt;getRequest();</text:p>
      <text:p text:style-name="P6"><text:span text:style-name="T5"><text:s text:c="8"/>$form <text:s text:c="3"/>= $this-&gt;createForm(</text:span><text:span text:style-name="T4">new </text:span><text:span text:style-name="T5">CommentType(), $comment);</text:span></text:p>
      <text:p text:style-name="P9"><text:s text:c="8"/>$form-&gt;bindRequest($request);</text:p>
      <text:p text:style-name="P6"/>
      <text:p text:style-name="P6"><text:span text:style-name="T5"><text:s text:c="8"/></text:span><text:span text:style-name="T4">if </text:span><text:span text:style-name="T5">($form-&gt;isValid()) {</text:span></text:p>
      <text:p text:style-name="P6"><text:span text:style-name="T5"><text:s text:c="12"/></text:span><text:span text:style-name="T9">// </text:span><text:span text:style-name="T10">TODO</text:span><text:span text:style-name="T9">: Persist the comment entity</text:span></text:p>
      <text:p text:style-name="P6"/>
      <text:p text:style-name="P6"><text:span text:style-name="T5"><text:s text:c="12"/></text:span><text:span text:style-name="T4">return </text:span><text:span text:style-name="T5">$this-&gt;redirect($this-&gt;generateUrl(</text:span><text:span text:style-name="T8">'</text:span><text:span text:style-name="T21">blogger_blog_show</text:span><text:span text:style-name="T8">'</text:span><text:span text:style-name="T5">, </text:span><text:span text:style-name="T4">array</text:span><text:span text:style-name="T5">(</text:span></text:p>
      <text:p text:style-name="P6"><text:span text:style-name="T5"><text:s text:c="16"/></text:span><text:span text:style-name="T8">'id' </text:span><text:span text:style-name="T5">=&gt; $comment-&gt;getBlog()-&gt;getId())) .</text:span></text:p>
      <text:p text:style-name="P6"><text:span text:style-name="T5"><text:s text:c="16"/></text:span><text:span text:style-name="T8">'#comment-' </text:span><text:span text:style-name="T5">. $comment-&gt;getId()</text:span></text:p>
      <text:p text:style-name="P9"><text:s text:c="12"/>);</text:p>
      <text:p text:style-name="P9"><text:s text:c="8"/>}</text:p>
      <text:p text:style-name="P6"/>
      <text:p text:style-name="P6"><text:span text:style-name="T5"><text:s text:c="8"/></text:span><text:span text:style-name="T4">return </text:span><text:span text:style-name="T5">$this-&gt;render(</text:span><text:span text:style-name="T8">'BloggerBlogBundle:Comment:create.html.twig'</text:span><text:span text:style-name="T5">, </text:span><text:span text:style-name="T4">array</text:span><text:span text:style-name="T5">(</text:span></text:p>
      <text:p text:style-name="P6"><text:span text:style-name="T5"><text:s text:c="12"/></text:span><text:span text:style-name="T8">'comment' </text:span><text:span text:style-name="T5">=&gt; $comment,</text:span></text:p>
      <text:p text:style-name="P6"><text:span text:style-name="T5"><text:s text:c="12"/></text:span><text:span text:style-name="T8">'form' <text:s text:c="3"/></text:span><text:span text:style-name="T5">=&gt; $form-&gt;createView()</text:span></text:p>
      <text:p text:style-name="P9"><text:s text:c="8"/>));</text:p>
      <text:p text:style-name="P9"><text:s text:c="4"/>}</text:p>
      <text:p text:style-name="P6"/>
      <text:p text:style-name="P6"><text:span text:style-name="T5"><text:s text:c="4"/></text:span><text:span text:style-name="T4">protected function </text:span><text:span text:style-name="T5">getBlog($blog_id)</text:span></text:p>
      <text:p text:style-name="P9"><text:s text:c="4"/>{</text:p>
      <text:p text:style-name="P9"><text:s text:c="8"/>$em = $this-&gt;getDoctrine()</text:p>
      <text:p text:style-name="P9"><text:s text:c="20"/>-&gt;getEntityManager();</text:p>
      <text:p text:style-name="P6"/>
      <text:p text:style-name="P6"><text:span text:style-name="T5"><text:s text:c="8"/>$blog = $em-&gt;getRepository(</text:span><text:span text:style-name="T8">'BloggerBlogBundle:Blog'</text:span><text:span text:style-name="T5">)-&gt;find($blog_id);</text:span></text:p>
      <text:p text:style-name="P6"/>
      <text:p text:style-name="P6"><text:soft-page-break/><text:span text:style-name="T5"><text:s text:c="8"/></text:span><text:span text:style-name="T4">if </text:span><text:span text:style-name="T5">(!$blog) {</text:span></text:p>
      <text:p text:style-name="P6"><text:span text:style-name="T5"><text:s text:c="12"/></text:span><text:span text:style-name="T4">throw </text:span><text:span text:style-name="T5">$this-&gt;createNotFoundException(</text:span><text:span text:style-name="T8">'Unable to find Blog post.'</text:span><text:span text:style-name="T5">);</text:span></text:p>
      <text:p text:style-name="P9"><text:s text:c="8"/>}</text:p>
      <text:p text:style-name="P6"/>
      <text:p text:style-name="P6"><text:span text:style-name="T5"><text:s text:c="8"/></text:span><text:span text:style-name="T4">return </text:span><text:span text:style-name="T5">$blog;</text:span></text:p>
      <text:p text:style-name="P9"><text:s text:c="4"/>}</text:p>
      <text:p text:style-name="P6"/>
      <text:p text:style-name="P9">}</text:p>
      <text:p text:style-name="P11"/>
      <text:p text:style-name="P15">5. Dodajemy walidację do formularza:</text:p>
      <text:p text:style-name="P15"/>
      <text:p text:style-name="P8">&lt;?php</text:p>
      <text:p text:style-name="P6"/>
      <text:p text:style-name="P9">namespace Blogger\BlogBundle\Entity;</text:p>
      <text:p text:style-name="P6"/>
      <text:p text:style-name="P6"><text:span text:style-name="T4">use </text:span><text:span text:style-name="T5">Doctrine\ORM\Mapping </text:span><text:span text:style-name="T4">as </text:span><text:span text:style-name="T5">ORM;</text:span></text:p>
      <text:p text:style-name="P6"/>
      <text:p text:style-name="P11"><text:span text:style-name="T1">use </text:span>Symfony\Component\Validator\Mapping\ClassMetadata;</text:p>
      <text:p text:style-name="P11"><text:span text:style-name="T1">use </text:span>Symfony\Component\Validator\Constraints\NotBlank;</text:p>
      <text:p text:style-name="P6"/>
      <text:p text:style-name="P13">/**</text:p>
      <text:p text:style-name="P13"><text:s/>* Comment</text:p>
      <text:p text:style-name="P13"><text:s/>*/</text:p>
      <text:p text:style-name="P6"><text:span text:style-name="T4">class </text:span><text:span text:style-name="T5">Comment</text:span></text:p>
      <text:p text:style-name="P9">{</text:p>
      <text:p text:style-name="P6">...</text:p>
      <text:p text:style-name="P9"><text:s text:c="4"/></text:p>
      <text:p text:style-name="P6"><text:span text:style-name="T5"><text:s text:c="4"/></text:span><text:span text:style-name="T12">public static function </text:span><text:span text:style-name="T11">loadValidatorMetadata(ClassMetadata $metadata)</text:span></text:p>
      <text:p text:style-name="P9"><text:s text:c="4"/>{</text:p>
      <text:p text:style-name="P6"><text:span text:style-name="T5"><text:s text:c="8"/>$metadata-&gt;addPropertyConstraint(</text:span><text:span text:style-name="T8">'user'</text:span><text:span text:style-name="T5">, </text:span><text:span text:style-name="T4">new </text:span><text:span text:style-name="T5">NotBlank(</text:span><text:span text:style-name="T4">array</text:span><text:span text:style-name="T5">(</text:span></text:p>
      <text:p text:style-name="P6"><text:span text:style-name="T5"><text:s text:c="12"/></text:span><text:span text:style-name="T8">'message' </text:span><text:span text:style-name="T5">=&gt; </text:span><text:span text:style-name="T8">'You must enter your name'</text:span></text:p>
      <text:p text:style-name="P6"><text:span text:style-name="T8"><text:s text:c="8"/></text:span><text:span text:style-name="T5">)));</text:span></text:p>
      <text:p text:style-name="P6"><text:span text:style-name="T5"><text:s text:c="8"/>$metadata-&gt;addPropertyConstraint(</text:span><text:span text:style-name="T8">'comment'</text:span><text:span text:style-name="T5">, </text:span><text:span text:style-name="T4">new </text:span><text:span text:style-name="T5">NotBlank(</text:span><text:span text:style-name="T4">array</text:span><text:span text:style-name="T5">(</text:span></text:p>
      <text:p text:style-name="P6"><text:span text:style-name="T5"><text:s text:c="12"/></text:span><text:span text:style-name="T8">'message' </text:span><text:span text:style-name="T5">=&gt; </text:span><text:span text:style-name="T8">'You must enter a comment'</text:span></text:p>
      <text:p text:style-name="P6"><text:span text:style-name="T8"><text:s text:c="8"/></text:span><text:span text:style-name="T5">)));</text:span></text:p>
      <text:p text:style-name="P9"><text:s text:c="4"/>}</text:p>
      <text:p text:style-name="P9"><text:s text:c="4"/></text:p>
      <text:p text:style-name="P9">}</text:p>
      <text:p text:style-name="P9"/>
      <text:p text:style-name="P10">6. Dodajemy template z formularzem:</text:p>
      <text:p text:style-name="P9"/>
      <text:p text:style-name="P9">Aby działały walidatory serwera trzeba odłaczyć walidatory HTML5,</text:p>
      <text:p text:style-name="P9">które działają po stronię klienta:</text:p>
      <text:p text:style-name="P9"/>
      <text:p text:style-name="P16"><text:span text:style-name="T5">W tym celu dodajemy </text:span><text:span text:style-name="T24">novalidate</text:span><text:span text:style-name="T5"> (do form)lub </text:span><text:span text:style-name="T26">formnovalidate</text:span><text:span text:style-name="T27"> (do submit)</text:span></text:p>
      <text:p text:style-name="P20"/>
      <text:p text:style-name="P16">{# src/Blogger/BlogBundle/Resources/views/Comment/form.html.twig #}</text:p>
      <text:p text:style-name="P16"/>
      <text:p text:style-name="P6"><text:span text:style-name="T13">&lt;</text:span><text:span text:style-name="T14">form</text:span> <text:span text:style-name="T15">action</text:span><text:span text:style-name="T5">=</text:span>"<text:span text:style-name="T16">{{</text:span><text:span text:style-name="T4"> </text:span><text:span text:style-name="T5">path</text:span><text:span text:style-name="T17">(</text:span><text:span text:style-name="T8">'</text:span><text:span text:style-name="T20">blogger_blog_comment_create</text:span><text:span text:style-name="T8">'</text:span><text:span text:style-name="T17">,</text:span><text:span text:style-name="T4"> </text:span><text:span text:style-name="T18">{</text:span><text:span text:style-name="T4"> </text:span><text:span text:style-name="T8">'blog_id'</text:span><text:span text:style-name="T4"> </text:span><text:span text:style-name="T17">:</text:span><text:span text:style-name="T4"> </text:span><text:span text:style-name="T5">comment</text:span><text:span text:style-name="T17">.</text:span><text:span text:style-name="T5">blog</text:span><text:span text:style-name="T17">.</text:span><text:span text:style-name="T5">id</text:span><text:span text:style-name="T4"> </text:span><text:span text:style-name="T18">}</text:span><text:span text:style-name="T4"> </text:span><text:span text:style-name="T17">)</text:span><text:span text:style-name="T4"> </text:span><text:span text:style-name="T16">}}</text:span>" <text:span text:style-name="T15">method</text:span><text:span text:style-name="T5">=</text:span><text:span text:style-name="T19">"post"</text:span><text:span text:style-name="T16"> {{</text:span><text:span text:style-name="T4"> </text:span><text:span text:style-name="T5">form_enctype</text:span><text:span text:style-name="T17">(</text:span><text:span text:style-name="T5">form</text:span><text:span text:style-name="T17">)</text:span><text:span text:style-name="T4"> </text:span><text:span text:style-name="T16">}}</text:span> <text:span text:style-name="T15">class</text:span><text:span text:style-name="T5">=</text:span><text:span text:style-name="T19">"blogger" </text:span><text:span text:style-name="T25">novalidate</text:span><text:span text:style-name="T13">&gt;</text:span></text:p>
      <text:p text:style-name="P6"><text:span text:style-name="T5"><text:s text:c="4"/></text:span><text:span text:style-name="T16">{{</text:span><text:span text:style-name="T4"> </text:span><text:span text:style-name="T5">form_widget</text:span><text:span text:style-name="T17">(</text:span><text:span text:style-name="T5">form</text:span><text:span text:style-name="T17">)</text:span><text:span text:style-name="T4"> </text:span><text:span text:style-name="T16">}}</text:span></text:p>
      <text:p text:style-name="P6"><text:span text:style-name="T5"><text:s text:c="4"/></text:span><text:span text:style-name="T13">&lt;</text:span><text:span text:style-name="T14">p</text:span><text:span text:style-name="T13">&gt;</text:span></text:p>
      <text:p text:style-name="P6"><text:span text:style-name="T5"><text:s text:c="8"/></text:span><text:span text:style-name="T13">&lt;</text:span><text:span text:style-name="T14">input</text:span> <text:span text:style-name="T15">type</text:span><text:span text:style-name="T5">=</text:span><text:span text:style-name="T19">"submit"</text:span> <text:span text:style-name="T15">value</text:span><text:span text:style-name="T5">=</text:span><text:span text:style-name="T19">"Submit"</text:span><text:span text:style-name="T13">&gt;</text:span></text:p>
      <text:p text:style-name="P6"><text:span text:style-name="T5"><text:s text:c="4"/></text:span><text:span text:style-name="T13">&lt;/</text:span><text:span text:style-name="T14">p</text:span><text:span text:style-name="T13">&gt;</text:span></text:p>
      <text:p text:style-name="P6"><text:span text:style-name="T13">&lt;/</text:span><text:span text:style-name="T14">form</text:span><text:span text:style-name="T13">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7. Dodajemy template do wyśietlenia formularza: </text:p>
      <text:p text:style-name="P14"/>
      <text:p text:style-name="P14"><text:span text:style-name="T22">{# </text:span>src/Blogger/BlogBundle/Resources/views/Comment/create.html.twig <text:span text:style-name="T22">#}</text:span></text:p>
      <text:p text:style-name="P14"/>
      <text:p text:style-name="P6"><text:span text:style-name="T16">{%</text:span><text:span text:style-name="T4"> extends </text:span><text:span text:style-name="T8">'BloggerBlogBundle::layout.html.twig'</text:span><text:span text:style-name="T4"> </text:span><text:span text:style-name="T16">%}</text:span></text:p>
      <text:p text:style-name="P6"/>
      <text:p text:style-name="P6"><text:span text:style-name="T16">{%</text:span><text:span text:style-name="T4"> block </text:span><text:span text:style-name="T5">title</text:span><text:span text:style-name="T4"> </text:span><text:span text:style-name="T16">%}</text:span><text:span text:style-name="T5">Add Comment</text:span><text:span text:style-name="T16">{%</text:span><text:span text:style-name="T4"> endblock</text:span><text:span text:style-name="T16">%}</text:span></text:p>
      <text:p text:style-name="P6"/>
      <text:p text:style-name="P6"><text:span text:style-name="T16">{%</text:span><text:span text:style-name="T4"> block </text:span><text:span text:style-name="T5">body</text:span><text:span text:style-name="T4"> </text:span><text:span text:style-name="T16">%}</text:span></text:p>
      <text:p text:style-name="P6"><text:span text:style-name="T5"><text:s text:c="4"/></text:span><text:span text:style-name="T13">&lt;</text:span><text:span text:style-name="T14">h1</text:span><text:span text:style-name="T13">&gt;</text:span><text:span text:style-name="T5">Add comment for blog post "</text:span><text:span text:style-name="T16">{{</text:span><text:span text:style-name="T4"> </text:span><text:span text:style-name="T5">comment</text:span><text:span text:style-name="T17">.</text:span><text:span text:style-name="T5">blog</text:span><text:span text:style-name="T17">.</text:span><text:span text:style-name="T5">title</text:span><text:span text:style-name="T4"> </text:span><text:span text:style-name="T16">}}</text:span><text:span text:style-name="T5">"</text:span><text:span text:style-name="T13">&lt;/</text:span><text:span text:style-name="T14">h1</text:span><text:span text:style-name="T13">&gt;</text:span></text:p>
      <text:p text:style-name="P6"><text:span text:style-name="T5"><text:s text:c="4"/></text:span><text:span text:style-name="T16">{%</text:span><text:span text:style-name="T4"> include </text:span><text:span text:style-name="T8">'BloggerBlogBundle:Comment:form.html.twig'</text:span><text:span text:style-name="T4"> </text:span><text:span text:style-name="T5">with</text:span><text:span text:style-name="T4"> </text:span><text:span text:style-name="T18">{</text:span><text:span text:style-name="T4"> </text:span><text:span text:style-name="T8">'form'</text:span><text:span text:style-name="T17">:</text:span><text:span text:style-name="T4"> </text:span><text:span text:style-name="T5">form</text:span><text:span text:style-name="T4"> </text:span><text:span text:style-name="T18">}</text:span><text:span text:style-name="T4"> </text:span><text:span text:style-name="T16">%}</text:span></text:p>
      <text:p text:style-name="P6"><text:span text:style-name="T16">{%</text:span><text:span text:style-name="T4"> endblock </text:span><text:span text:style-name="T16">%}</text:span></text:p>
      <text:p text:style-name="P19"/>
      <text:p text:style-name="P14">8. Wyświetlenie formularza na stronie</text:p>
      <text:p text:style-name="P18"/>
      <text:p text:style-name="P17">{# src/Blogger/BlogBundle/Resouces/views/Blog/show.html.twig #}</text:p>
      <text:p text:style-name="P6"><text:span text:style-name="T16">{%</text:span><text:span text:style-name="T4"> extends </text:span><text:span text:style-name="T8">'BloggerBlogBundle::layout.html.twig'</text:span><text:span text:style-name="T4"> </text:span><text:span text:style-name="T16">%}</text:span></text:p>
      <text:p text:style-name="P6"/>
      <text:p text:style-name="P6"><text:span text:style-name="T16">{%</text:span><text:span text:style-name="T4"> block </text:span><text:span text:style-name="T5">title</text:span><text:span text:style-name="T4"> </text:span><text:span text:style-name="T16">%}{{</text:span><text:span text:style-name="T4"> </text:span><text:span text:style-name="T5">blog</text:span><text:span text:style-name="T17">.</text:span><text:span text:style-name="T5">title</text:span><text:span text:style-name="T4"> </text:span><text:span text:style-name="T16">}}{%</text:span><text:span text:style-name="T4"> endblock </text:span><text:span text:style-name="T16">%}</text:span></text:p>
      <text:p text:style-name="P6"/>
      <text:p text:style-name="P6"><text:span text:style-name="T16">{%</text:span><text:span text:style-name="T4"> block </text:span><text:span text:style-name="T5">body</text:span><text:span text:style-name="T4"> </text:span><text:span text:style-name="T16">%}</text:span></text:p>
      <text:p text:style-name="P6"><text:span text:style-name="T5"><text:s text:c="4"/></text:span><text:span text:style-name="T13">&lt;</text:span><text:span text:style-name="T14">article</text:span> <text:span text:style-name="T15">class</text:span><text:span text:style-name="T5">=</text:span><text:span text:style-name="T19">"blog"</text:span><text:span text:style-name="T13">&gt;</text:span></text:p>
      <text:p text:style-name="P6"><text:span text:style-name="T5"><text:s text:c="8"/></text:span><text:span text:style-name="T13">&lt;</text:span><text:span text:style-name="T14">header</text:span><text:span text:style-name="T13">&gt;</text:span></text:p>
      <text:p text:style-name="P6"><text:span text:style-name="T5"><text:s text:c="12"/></text:span><text:span text:style-name="T13">&lt;</text:span><text:span text:style-name="T14">div</text:span> <text:span text:style-name="T15">class</text:span><text:span text:style-name="T5">=</text:span><text:span text:style-name="T19">"date"</text:span><text:span text:style-name="T13">&gt;&lt;</text:span><text:span text:style-name="T14">time</text:span> <text:span text:style-name="T15">datetime</text:span><text:span text:style-name="T5">=</text:span>"<text:span text:style-name="T16">{{</text:span><text:span text:style-name="T4"> </text:span><text:span text:style-name="T5">blog</text:span><text:span text:style-name="T17">.</text:span><text:span text:style-name="T5">created</text:span><text:span text:style-name="T17">|</text:span><text:span text:style-name="T5">date</text:span><text:span text:style-name="T17">(</text:span><text:span text:style-name="T8">'c'</text:span><text:span text:style-name="T17">)</text:span><text:span text:style-name="T4"> </text:span><text:span text:style-name="T16">}}</text:span>"<text:span text:style-name="T13">&gt;</text:span><text:span text:style-name="T16">{{</text:span><text:span text:style-name="T4"> </text:span><text:span text:style-name="T5">blog</text:span><text:span text:style-name="T17">.</text:span><text:span text:style-name="T5">created</text:span><text:span text:style-name="T17">|</text:span><text:span text:style-name="T5">date</text:span><text:span text:style-name="T17">(</text:span><text:span text:style-name="T8">'l, F j, Y'</text:span><text:span text:style-name="T17">)</text:span><text:span text:style-name="T4"> </text:span><text:span text:style-name="T16">}}</text:span><text:span text:style-name="T13">&lt;/</text:span><text:span text:style-name="T14">time</text:span><text:span text:style-name="T13">&gt;&lt;/</text:span><text:span text:style-name="T14">div</text:span><text:span text:style-name="T13">&gt;</text:span></text:p>
      <text:p text:style-name="P6"><text:span text:style-name="T5"><text:s text:c="12"/></text:span><text:span text:style-name="T13">&lt;</text:span><text:span text:style-name="T14">h2</text:span><text:span text:style-name="T13">&gt;</text:span><text:span text:style-name="T16">{{</text:span><text:span text:style-name="T4"> </text:span><text:span text:style-name="T5">blog</text:span><text:span text:style-name="T17">.</text:span><text:span text:style-name="T5">title</text:span><text:span text:style-name="T4"> </text:span><text:span text:style-name="T16">}}</text:span><text:span text:style-name="T13">&lt;/</text:span><text:span text:style-name="T14">h2</text:span><text:span text:style-name="T13">&gt;</text:span></text:p>
      <text:p text:style-name="P6"><text:span text:style-name="T5"><text:s text:c="8"/></text:span><text:span text:style-name="T13">&lt;/</text:span><text:span text:style-name="T14">header</text:span><text:span text:style-name="T13">&gt;</text:span></text:p>
      <text:p text:style-name="P6"><text:span text:style-name="T5"><text:s text:c="8"/></text:span><text:span text:style-name="T13">&lt;</text:span><text:span text:style-name="T14">img</text:span> <text:span text:style-name="T15">src</text:span><text:span text:style-name="T5">=</text:span>"<text:span text:style-name="T16">{{</text:span><text:span text:style-name="T4"> </text:span><text:span text:style-name="T5">asset</text:span><text:span text:style-name="T17">([</text:span><text:span text:style-name="T8">'bundles/bloggerblog/images/'</text:span><text:span text:style-name="T17">,</text:span><text:span text:style-name="T4"> </text:span><text:span text:style-name="T5">blog</text:span><text:span text:style-name="T17">.</text:span><text:span text:style-name="T5">image</text:span><text:span text:style-name="T17">]|</text:span><text:span text:style-name="T5">join</text:span><text:span text:style-name="T17">)</text:span><text:span text:style-name="T4"> </text:span><text:span text:style-name="T16">}}</text:span>" <text:span text:style-name="T15">alt</text:span><text:span text:style-name="T5">=</text:span>"<text:span text:style-name="T16">{{</text:span><text:span text:style-name="T4"> </text:span><text:span text:style-name="T5">blog</text:span><text:span text:style-name="T17">.</text:span><text:span text:style-name="T5">title</text:span><text:span text:style-name="T4"> </text:span><text:span text:style-name="T16">}}</text:span><text:span text:style-name="T19"> image not found</text:span>" <text:span text:style-name="T15">class</text:span><text:span text:style-name="T5">=</text:span><text:span text:style-name="T19">"large"</text:span> <text:span text:style-name="T13">/&gt;</text:span></text:p>
      <text:p text:style-name="P6"><text:span text:style-name="T5"><text:s text:c="8"/></text:span><text:span text:style-name="T13">&lt;</text:span><text:span text:style-name="T14">div</text:span><text:span text:style-name="T13">&gt;</text:span></text:p>
      <text:p text:style-name="P6"><text:span text:style-name="T5"><text:s text:c="12"/></text:span><text:span text:style-name="T13">&lt;</text:span><text:span text:style-name="T14">p</text:span><text:span text:style-name="T13">&gt;</text:span><text:span text:style-name="T16">{{</text:span><text:span text:style-name="T4"> </text:span><text:span text:style-name="T5">blog</text:span><text:span text:style-name="T17">.</text:span><text:span text:style-name="T5">blog</text:span><text:span text:style-name="T4"> </text:span><text:span text:style-name="T16">}}</text:span><text:span text:style-name="T13">&lt;/</text:span><text:span text:style-name="T14">p</text:span><text:span text:style-name="T13">&gt;</text:span></text:p>
      <text:p text:style-name="P6"><text:span text:style-name="T5"><text:s text:c="8"/></text:span><text:span text:style-name="T13">&lt;/</text:span><text:span text:style-name="T14">div</text:span><text:span text:style-name="T13">&gt;</text:span></text:p>
      <text:p text:style-name="P6"><text:span text:style-name="T5"><text:s text:c="4"/></text:span><text:span text:style-name="T13">&lt;/</text:span><text:span text:style-name="T14">article</text:span><text:span text:style-name="T13">&gt;</text:span></text:p>
      <text:p text:style-name="P9"><text:s text:c="4"/></text:p>
      <text:p text:style-name="P6"><text:span text:style-name="T5"><text:s text:c="4"/></text:span><text:span text:style-name="T13">&lt;</text:span><text:span text:style-name="T14">section</text:span> <text:span text:style-name="T15">class</text:span><text:span text:style-name="T5">=</text:span><text:span text:style-name="T19">"comments"</text:span> <text:span text:style-name="T15">id</text:span><text:span text:style-name="T5">=</text:span><text:span text:style-name="T19">"comments"</text:span><text:span text:style-name="T13">&gt;</text:span></text:p>
      <text:p text:style-name="P6"><text:span text:style-name="T5"><text:s text:c="8"/></text:span><text:span text:style-name="T13">&lt;</text:span><text:span text:style-name="T14">section</text:span> <text:span text:style-name="T15">class</text:span><text:span text:style-name="T5">=</text:span><text:span text:style-name="T19">"previous-comments"</text:span><text:span text:style-name="T13">&gt;</text:span></text:p>
      <text:p text:style-name="P6"><text:span text:style-name="T5"><text:s text:c="12"/></text:span><text:span text:style-name="T13">&lt;</text:span><text:span text:style-name="T14">h3</text:span><text:span text:style-name="T13">&gt;</text:span><text:span text:style-name="T5">Comments</text:span><text:span text:style-name="T13">&lt;/</text:span><text:span text:style-name="T14">h3</text:span><text:span text:style-name="T13">&gt;</text:span></text:p>
      <text:p text:style-name="P6"><text:span text:style-name="T5"><text:s text:c="12"/></text:span><text:span text:style-name="T16">{%</text:span><text:span text:style-name="T4"> include </text:span><text:span text:style-name="T8">'BloggerBlogBundle:Comment:index.html.twig'</text:span><text:span text:style-name="T4"> </text:span><text:span text:style-name="T5">with</text:span><text:span text:style-name="T4"> </text:span><text:span text:style-name="T18">{</text:span><text:span text:style-name="T4"> </text:span><text:span text:style-name="T8">'comments'</text:span><text:span text:style-name="T17">:</text:span><text:span text:style-name="T4"> </text:span><text:span text:style-name="T5">comments</text:span><text:span text:style-name="T4"> </text:span><text:span text:style-name="T18">}</text:span><text:span text:style-name="T4"> </text:span><text:span text:style-name="T16">%}</text:span></text:p>
      <text:p text:style-name="P6"><text:span text:style-name="T5"><text:s text:c="11"/></text:span><text:span text:style-name="T11"><text:s/>&lt;h3&gt;Add Comment&lt;/h3&gt;</text:span></text:p>
      <text:p text:style-name="P11"><text:s text:c="12"/>{%<text:span text:style-name="T1"> render </text:span>'BloggerBlogBundle:Comment:new'<text:span text:style-name="T1"> </text:span>with<text:span text:style-name="T1"> </text:span>{<text:span text:style-name="T1"> </text:span>'blog_id':<text:span text:style-name="T1"> </text:span>blog.id<text:span text:style-name="T1"> </text:span>}<text:span text:style-name="T1"> </text:span>%}</text:p>
      <text:p text:style-name="P6"><text:span text:style-name="T5"><text:s text:c="8"/></text:span><text:span text:style-name="T13">&lt;/</text:span><text:span text:style-name="T14">section</text:span><text:span text:style-name="T13">&gt;</text:span></text:p>
      <text:p text:style-name="P6"><text:span text:style-name="T5"><text:s text:c="4"/></text:span><text:span text:style-name="T13">&lt;/</text:span><text:span text:style-name="T14">section</text:span><text:span text:style-name="T13">&gt;</text:span></text:p>
      <text:p text:style-name="P6"><text:span text:style-name="T16">{%</text:span><text:span text:style-name="T4"> endblock </text:span><text:span text:style-name="T16">%}</text:span></text:p>
      <text:p text:style-name="P14"/>
      <text:p text:style-name="P14">9. Do prwidłowego wyświetlenia formularza potrzebujemy jeszczę metody <text:span text:style-name="T7">__toString()</text:span>:</text:p>
      <text:p text:style-name="P19"/>
      <text:p text:style-name="P14">// \src\Blogger\BlogBundle\Entity\Blog.php</text:p>
      <text:p text:style-name="P7">&lt;?php</text:p>
      <text:p text:style-name="P6"/>
      <text:p text:style-name="P9">namespace Blogger\BlogBundle\Entity;</text:p>
      <text:p text:style-name="P6"/>
      <text:p text:style-name="P6"><text:span text:style-name="T4">use </text:span><text:span text:style-name="T5">Doctrine\ORM\Mapping </text:span><text:span text:style-name="T4">as </text:span><text:span text:style-name="T5">ORM;</text:span></text:p>
      <text:p text:style-name="P6"/>
      <text:p text:style-name="P13">/**</text:p>
      <text:p text:style-name="P13"><text:s/>* Blog</text:p>
      <text:p text:style-name="P13"><text:s/>*/</text:p>
      <text:p text:style-name="P6"><text:span text:style-name="T4">class </text:span><text:span text:style-name="T5">Blog</text:span></text:p>
      <text:p text:style-name="P9">{</text:p>
      <text:p text:style-name="P9">...</text:p>
      <text:p text:style-name="P9"><text:s text:c="3"/></text:p>
      <text:p text:style-name="P9"><text:soft-page-break/><text:tab/><text:span text:style-name="T4">public function </text:span>__toString()</text:p>
      <text:p text:style-name="P9"><text:tab/>{</text:p>
      <text:p text:style-name="P6"><text:span text:style-name="T5"><text:tab/> <text:s text:c="3"/></text:span><text:span text:style-name="T4">return </text:span><text:span text:style-name="T5">$this-&gt;getTitle();</text:span></text:p>
      <text:p text:style-name="P9"><text:tab/>}</text:p>
      <text:p text:style-name="P9"><text:s text:c="4"/></text:p>
      <text:p text:style-name="P9"><text:s text:c="4"/></text:p>
      <text:p text:style-name="P9">}</text:p>
      <text:p text:style-name="P9"/>
      <text:p text:style-name="P10">10. Ograniczmy liczbę wyświetlanych pół formularza poprzez usunięcie wpisów:</text:p>
      <text:p text:style-name="P9"/>
      <text:p text:style-name="P7">&lt;?php</text:p>
      <text:p text:style-name="P6"/>
      <text:p text:style-name="P9">namespace <text:span text:style-name="T3">Blogger</text:span>\BlogBundle\Form;</text:p>
      <text:p text:style-name="P6"/>
      <text:p text:style-name="P6"><text:span text:style-name="T4">use </text:span><text:span text:style-name="T6">Symfony</text:span><text:span text:style-name="T5">\Component\Form\AbstractType;</text:span></text:p>
      <text:p text:style-name="P6"><text:span text:style-name="T4">use </text:span><text:span text:style-name="T6">Symfony</text:span><text:span text:style-name="T5">\Component\Form\FormBuilderInterface;</text:span></text:p>
      <text:p text:style-name="P6"><text:span text:style-name="T4">use </text:span><text:span text:style-name="T6">Symfony</text:span><text:span text:style-name="T5">\Component\OptionsResolver\OptionsResolverInterface;</text:span></text:p>
      <text:p text:style-name="P6"/>
      <text:p text:style-name="P6"><text:span text:style-name="T4">class </text:span><text:span text:style-name="T5">CommentType </text:span><text:span text:style-name="T4">extends </text:span><text:span text:style-name="T5">AbstractType</text:span></text:p>
      <text:p text:style-name="P9">{</text:p>
      <text:p text:style-name="P6"><text:span text:style-name="T5"><text:s text:c="4"/></text:span><text:span text:style-name="T4">public function </text:span><text:span text:style-name="T5">buildForm(FormBuilderInterface $builder, </text:span><text:span text:style-name="T4">array </text:span><text:span text:style-name="T5">$options)</text:span></text:p>
      <text:p text:style-name="P9"><text:s text:c="4"/>{</text:p>
      <text:p text:style-name="P9"><text:s text:c="8"/>$builder</text:p>
      <text:p text:style-name="P6"><text:span text:style-name="T5"><text:s text:c="12"/>-&gt;add(</text:span><text:span text:style-name="T8">'user'</text:span><text:span text:style-name="T5">)</text:span></text:p>
      <text:p text:style-name="P6"><text:span text:style-name="T5"><text:s text:c="12"/>-&gt;add(</text:span><text:span text:style-name="T8">'comment'</text:span><text:span text:style-name="T5">)</text:span></text:p>
      <text:p text:style-name="P7"><text:s text:c="12"/>//-&gt;add('approved')</text:p>
      <text:p text:style-name="P7"><text:s text:c="12"/>//-&gt;add('created')</text:p>
      <text:p text:style-name="P7"><text:s text:c="12"/>//-&gt;add('updated')</text:p>
      <text:p text:style-name="P7"><text:s text:c="12"/>//-&gt;add('blog')</text:p>
      <text:p text:style-name="P9"><text:s text:c="8"/>;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setDefaultOptions(OptionsResolverInterface $resolver)</text:span></text:p>
      <text:p text:style-name="P9"><text:s text:c="4"/>{</text:p>
      <text:p text:style-name="P6"><text:span text:style-name="T5"><text:s text:c="8"/>$resolver-&gt;setDefaults(</text:span><text:span text:style-name="T4">array</text:span><text:span text:style-name="T5">(</text:span></text:p>
      <text:p text:style-name="P6"><text:span text:style-name="T5"><text:s text:c="12"/></text:span><text:span text:style-name="T8">'data_class' </text:span><text:span text:style-name="T5">=&gt; </text:span><text:span text:style-name="T8">'Blogger\BlogBundle\Entity\Comment'</text:span></text:p>
      <text:p text:style-name="P6"><text:span text:style-name="T8"><text:s text:c="8"/></text:span><text:span text:style-name="T5">));</text:span>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getName()</text:span></text:p>
      <text:p text:style-name="P9"><text:s text:c="4"/>{</text:p>
      <text:p text:style-name="P6"><text:span text:style-name="T5"><text:s text:c="8"/></text:span><text:span text:style-name="T4">return </text:span><text:span text:style-name="T8">'blogger_blogbundle_commenttype'</text:span><text:span text:style-name="T5">;</text:span></text:p>
      <text:p text:style-name="P9"><text:s text:c="4"/>}</text:p>
      <text:p text:style-name="P9">}</text:p>
      <text:p text:style-name="P9"/>
      <text:p text:style-name="P10">11. Na koniec zapisujemy komentarz do bazy danych modyfikując metodę <text:span text:style-name="T23">createAction($blog_id)</text:span>:</text:p>
      <text:p text:style-name="P9"/>
      <text:p text:style-name="P7">&lt;?php</text:p>
      <text:p text:style-name="P12">// src/Blogger/BlogBundle/Controller/CommentController.php</text:p>
      <text:p text:style-name="P6"/>
      <text:p text:style-name="P9">namespace <text:span text:style-name="T3">Blogger</text:span>\BlogBundle\Controller;</text:p>
      <text:p text:style-name="P6"/>
      <text:p text:style-name="P6"><text:span text:style-name="T4">use </text:span><text:span text:style-name="T6">Symfony</text:span><text:span text:style-name="T5">\Bundle\FrameworkBundle\Controller\Controller;</text:span></text:p>
      <text:p text:style-name="P6"><text:span text:style-name="T4">use </text:span><text:span text:style-name="T6">Blogger</text:span><text:span text:style-name="T5">\BlogBundle\Entity\Comment;</text:span></text:p>
      <text:p text:style-name="P6"><text:span text:style-name="T4">use </text:span><text:span text:style-name="T6">Blogger</text:span><text:span text:style-name="T5">\BlogBundle\Form\CommentType;</text:span></text:p>
      <text:p text:style-name="P6"/>
      <text:p text:style-name="P13">/**</text:p>
      <text:p text:style-name="P13"><text:s/>* Comment controller.</text:p>
      <text:p text:style-name="P13"><text:s/>*/</text:p>
      <text:p text:style-name="P6"><text:span text:style-name="T4">class </text:span><text:span text:style-name="T5">CommentController </text:span><text:span text:style-name="T4">extends </text:span><text:span text:style-name="T5">Controller</text:span></text:p>
      <text:p text:style-name="P9">{</text:p>
      <text:p text:style-name="P6"><text:span text:style-name="T5"><text:s text:c="4"/></text:span><text:span text:style-name="T4">public function </text:span><text:span text:style-name="T5">newAction($blog_id)</text:span></text:p>
      <text:p text:style-name="P9"><text:s text:c="4"/>{</text:p>
      <text:p text:style-name="P9"><text:s text:c="8"/>$blog = $this-&gt;getBlog($blog_id);</text:p>
      <text:p text:style-name="P6"><text:soft-page-break/></text:p>
      <text:p text:style-name="P6"><text:span text:style-name="T5"><text:s text:c="8"/>$comment = </text:span><text:span text:style-name="T4">new </text:span><text:span text:style-name="T5">Comment();</text:span></text:p>
      <text:p text:style-name="P9"><text:s text:c="8"/>$comment-&gt;setBlog($blog);</text:p>
      <text:p text:style-name="P6"><text:span text:style-name="T5"><text:s text:c="8"/>$form <text:s text:c="2"/>= $this-&gt;createForm(</text:span><text:span text:style-name="T4">new </text:span><text:span text:style-name="T5">CommentType(), $comment);</text:span></text:p>
      <text:p text:style-name="P6"/>
      <text:p text:style-name="P6"><text:span text:style-name="T5"><text:s text:c="8"/></text:span><text:span text:style-name="T4">return </text:span><text:span text:style-name="T5">$this-&gt;render(</text:span><text:span text:style-name="T8">'BloggerBlogBundle:Comment:form.html.twig'</text:span><text:span text:style-name="T5">, </text:span><text:span text:style-name="T4">array</text:span><text:span text:style-name="T5">(</text:span></text:p>
      <text:p text:style-name="P6"><text:span text:style-name="T5"><text:s text:c="12"/></text:span><text:span text:style-name="T8">'comment' </text:span><text:span text:style-name="T5">=&gt; $comment,</text:span></text:p>
      <text:p text:style-name="P6"><text:span text:style-name="T5"><text:s text:c="12"/></text:span><text:span text:style-name="T8">'form' <text:s text:c="2"/></text:span><text:span text:style-name="T5">=&gt; $form-&gt;createView()</text:span></text:p>
      <text:p text:style-name="P9"><text:s text:c="8"/>));</text:p>
      <text:p text:style-name="P9"><text:s text:c="4"/>}</text:p>
      <text:p text:style-name="P6"/>
      <text:p text:style-name="P6"><text:span text:style-name="T5"><text:s text:c="4"/></text:span><text:span text:style-name="T4">public function </text:span><text:span text:style-name="T5">createAction($blog_id)</text:span></text:p>
      <text:p text:style-name="P9"><text:s text:c="4"/>{</text:p>
      <text:p text:style-name="P9"><text:s text:c="8"/>$blog = $this-&gt;getBlog($blog_id);</text:p>
      <text:p text:style-name="P6"/>
      <text:p text:style-name="P6"><text:span text:style-name="T5"><text:s text:c="8"/>$comment <text:s/>= </text:span><text:span text:style-name="T4">new </text:span><text:span text:style-name="T5">Comment();</text:span></text:p>
      <text:p text:style-name="P9"><text:s text:c="8"/>$comment-&gt;setBlog($blog);</text:p>
      <text:p text:style-name="P9"><text:s text:c="8"/>$request = $this-&gt;getRequest();</text:p>
      <text:p text:style-name="P6"><text:span text:style-name="T5"><text:s text:c="8"/>$form <text:s text:c="3"/>= $this-&gt;createForm(</text:span><text:span text:style-name="T4">new </text:span><text:span text:style-name="T5">CommentType(), $comment);</text:span></text:p>
      <text:p text:style-name="P9"><text:s text:c="8"/>$form-&gt;bindRequest($request);</text:p>
      <text:p text:style-name="P6"/>
      <text:p text:style-name="P6"><text:span text:style-name="T5"><text:s text:c="8"/></text:span><text:span text:style-name="T4">if </text:span><text:span text:style-name="T5">($form-&gt;isValid()) {</text:span></text:p>
      <text:p text:style-name="P6"><text:span text:style-name="T5"><text:s text:c="12"/></text:span><text:span text:style-name="T9">// </text:span><text:span text:style-name="T10">TODO</text:span><text:span text:style-name="T9">: Persist the comment entity</text:span></text:p>
      <text:p text:style-name="P11"><text:s text:c="12"/>$em = $this-&gt;getDoctrine()</text:p>
      <text:p text:style-name="P11"><text:s text:c="23"/>-&gt;getEntityManager();</text:p>
      <text:p text:style-name="P11"><text:s text:c="12"/>$em-&gt;persist($comment);</text:p>
      <text:p text:style-name="P11"><text:s text:c="12"/>$em-&gt;flush();</text:p>
      <text:p text:style-name="P6"/>
      <text:p text:style-name="P6"><text:span text:style-name="T5"><text:s text:c="12"/></text:span><text:span text:style-name="T4">return </text:span><text:span text:style-name="T5">$this-&gt;redirect($this-&gt;generateUrl(</text:span><text:span text:style-name="T8">'blogger_blog_show'</text:span><text:span text:style-name="T5">, </text:span><text:span text:style-name="T4">array</text:span><text:span text:style-name="T5">(</text:span></text:p>
      <text:p text:style-name="P6"><text:span text:style-name="T5"><text:s text:c="16"/></text:span><text:span text:style-name="T8">'id' </text:span><text:span text:style-name="T5">=&gt; $comment-&gt;getBlog()-&gt;getId())) .</text:span></text:p>
      <text:p text:style-name="P6"><text:span text:style-name="T5"><text:s text:c="16"/></text:span><text:span text:style-name="T8">'#comment-' </text:span><text:span text:style-name="T5">. $comment-&gt;getId()</text:span></text:p>
      <text:p text:style-name="P9"><text:s text:c="12"/>);</text:p>
      <text:p text:style-name="P9"><text:s text:c="8"/>}</text:p>
      <text:p text:style-name="P6"/>
      <text:p text:style-name="P6"><text:span text:style-name="T5"><text:s text:c="8"/></text:span><text:span text:style-name="T4">return </text:span><text:span text:style-name="T5">$this-&gt;render(</text:span><text:span text:style-name="T8">'BloggerBlogBundle:Comment:create.html.twig'</text:span><text:span text:style-name="T5">, </text:span><text:span text:style-name="T4">array</text:span><text:span text:style-name="T5">(</text:span></text:p>
      <text:p text:style-name="P6"><text:span text:style-name="T5"><text:s text:c="12"/></text:span><text:span text:style-name="T8">'comment' </text:span><text:span text:style-name="T5">=&gt; $comment,</text:span></text:p>
      <text:p text:style-name="P6"><text:span text:style-name="T5"><text:s text:c="12"/></text:span><text:span text:style-name="T8">'form' <text:s text:c="3"/></text:span><text:span text:style-name="T5">=&gt; $form-&gt;createView()</text:span></text:p>
      <text:p text:style-name="P9"><text:s text:c="8"/>));</text:p>
      <text:p text:style-name="P9"><text:s text:c="4"/>}</text:p>
      <text:p text:style-name="P6"/>
      <text:p text:style-name="P6"><text:span text:style-name="T5"><text:s text:c="4"/></text:span><text:span text:style-name="T4">protected function </text:span><text:span text:style-name="T5">getBlog($blog_id)</text:span></text:p>
      <text:p text:style-name="P9"><text:s text:c="4"/>{</text:p>
      <text:p text:style-name="P9"><text:s text:c="8"/>$em = $this-&gt;getDoctrine()</text:p>
      <text:p text:style-name="P9"><text:s text:c="20"/>-&gt;getEntityManager();</text:p>
      <text:p text:style-name="P6"/>
      <text:p text:style-name="P6"><text:span text:style-name="T5"><text:s text:c="8"/>$blog = $em-&gt;getRepository(</text:span><text:span text:style-name="T8">'BloggerBlogBundle:Blog'</text:span><text:span text:style-name="T5">)-&gt;find($blog_id);</text:span></text:p>
      <text:p text:style-name="P6"/>
      <text:p text:style-name="P6"><text:span text:style-name="T5"><text:s text:c="8"/></text:span><text:span text:style-name="T4">if </text:span><text:span text:style-name="T5">(!$blog) {</text:span></text:p>
      <text:p text:style-name="P6"><text:span text:style-name="T5"><text:s text:c="12"/></text:span><text:span text:style-name="T4">throw </text:span><text:span text:style-name="T5">$this-&gt;createNotFoundException(</text:span><text:span text:style-name="T8">'Unable to find Blog post.'</text:span><text:span text:style-name="T5">);</text:span></text:p>
      <text:p text:style-name="P9"><text:s text:c="8"/>}</text:p>
      <text:p text:style-name="P6"/>
      <text:p text:style-name="P6"><text:span text:style-name="T5"><text:s text:c="8"/></text:span><text:span text:style-name="T4">return </text:span><text:span text:style-name="T5">$blog;</text:span></text:p>
      <text:p text:style-name="P9"><text:s text:c="4"/>}</text:p>
      <text:p text:style-name="P6"/>
      <text:p text:style-name="P9">}</text:p>
      <text:p text:style-name="P9"/>
      <text:p text:style-name="P9"/>
      <text:p text:style-name="P9">Do zrobienia:</text:p>
      <text:p text:style-name="P9"/>
      <text:p text:style-name="P9">Wyświetlanie zwalidowanego formularza na tej samej stronie co komentarze.</text:p>
      <text:p text:style-name="P9">CURL – dla klasy Comments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1M40S</meta:editing-duration>
    <meta:editing-cycles>43</meta:editing-cycles>
    <meta:generator>OpenOffice.org/3.3$Win32 OpenOffice.org_project/330m20$Build-9567</meta:generator>
    <dc:date>2013-08-29T09:41:20.74</dc:date>
    <dc:creator>szymon idczak</dc:creator>
    <meta:document-statistic meta:table-count="0" meta:image-count="0" meta:object-count="0" meta:page-count="6" meta:paragraph-count="274" meta:word-count="715" meta:character-count="8931"/>
    <meta:user-defined meta:name="Info 1"/>
    <meta:user-defined meta:name="Info 2"/>
    <meta:user-defined meta:name="Info 3"/>
    <meta:user-defined meta:name="Info 4"/>
  </office:meta>
</office:document-meta>
</file>